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InInterceptor.createExchange(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biInInterceptor.toNMSAttachments( NormalizedMessage normalizedMessage , Message soap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InInterceptor.isRequesto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Interceptor.getContent( NormalizedMessage nm ,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InInterceptor.handleMessage(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biInInterceptor.toNMSWSAHeaders( NormalizedMessage normalizedMessage , Message soap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InInterceptor.toNMSHeaders( NormalizedMessage normalizedMessage , Message soap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biInInterceptor.Jbi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